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みかちゃん_o" svg:font-family="みかちゃん_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9.65cm"/>
    </style:style>
    <style:style style:name="P1" style:family="paragraph">
      <style:text-properties fo:color="#dddddd" style:font-name="みかちゃん_o" fo:font-size="16pt" fo:font-weight="normal" style:font-name-asian="みかちゃん_o" style:font-size-asian="16pt" style:font-weight-asian="normal" style:font-size-complex="16pt" style:font-weight-complex="normal"/>
    </style:style>
    <style:style style:name="T1" style:family="text">
      <style:text-properties fo:color="#dddddd" style:font-name="みかちゃん_o" fo:font-size="16pt" fo:font-weight="normal" style:font-name-asian="みかちゃん_o"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29.9cm" svg:height="9.9cm" svg:x="0.1cm" svg:y="0.1cm">
          <draw:text-box>
            <text:p text:style-name="P1"><text:span text:style-name="T1">まぐ</text:span><text:span text:style-name="T1">まぐまぐまぐまぐまぐまぐまぐまぐまぐまぐまぐまぐまぐまぐまぐまぐまぐまぐまぐまぐまぐまぐまぐまぐまぐ</text:span></text:p>
            <text:p text:style-name="P1"><text:span text:style-name="T1"/></text:p>
            <text:p text:style-name="P1"><text:span text:style-name="T1">ぐまぐまぐまぐまぐまぐまぐまぐまぐまぐまぐまぐまぐまぐまぐまぐまぐまぐまぐまぐまぐまぐまぐまぐまぐまぐま</text:span></text:p>
            <text:p text:style-name="P1"><text:span text:style-name="T1"/></text:p>
            <text:p text:style-name="P1"><text:span text:style-name="T1">まぐまぐまぐまぐまぐまぐまぐまぐまぐまぐまぐまぐまぐまぐまぐまぐまぐまぐまぐまぐまぐまぐまぐまぐまぐまぐ</text:span></text:p>
            <text:p text:style-name="P1"><text:span text:style-name="T1"/></text:p>
            <text:p text:style-name="P1"><text:span text:style-name="T1">ぐまぐまぐまぐまぐまぐまぐまぐまぐまぐまぐまぐまぐまぐまぐまぐまぐまぐまぐまぐまぐまぐまぐまぐまぐまぐま</text:span></text:p>
            <text:p text:style-name="P1"><text:span text:style-name="T1"/></text:p>
            <text:p text:style-name="P1"><text:span text:style-name="T1">まぐまぐまぐまぐまぐまぐまぐまぐまぐまぐまぐまぐまぐまぐまぐまぐまぐまぐまぐまぐまぐまぐまぐまぐまぐまぐ</text:span></text:p>
            <text:p text:style-name="P1"><text:span text:style-name="T1"/></text:p>
            <text:p text:style-name="P1"><text:span text:style-name="T1">ぐまぐまぐまぐまぐまぐまぐまぐまぐまぐまぐまぐまぐまぐまぐまぐまぐまぐまぐまぐまぐまぐまぐまぐまぐまぐま</text:span></text:p>
            <text:p text:style-name="P1"><text:span text:style-name="T1"/></text:p>
            <text:p text:style-name="P1"><text:span text:style-name="T1">まぐまぐまぐまぐまぐまぐまぐまぐまぐまぐまぐまぐまぐまぐまぐまぐまぐまぐまぐまぐまぐまぐまぐまぐまぐまぐ</text:span></text:p>
            <text:p text:style-name="P1"><text:span text:style-name="T1"/></text:p>
            <text:p text:style-name="P1"><text:span text:style-name="T1">ぐまぐまぐまぐまぐまぐまぐまぐまぐまぐまぐまぐまぐまぐまぐまぐまぐまぐまぐまぐまぐまぐまぐまぐまぐまぐま</text:span></text:p>
            <text:p text:style-name="P1"><text:span text:style-name="T1"/></text:p>
            <text:p text:style-name="P1"><text:span text:style-name="T1">まぐまぐまぐまぐまぐまぐまぐまぐまぐまぐまぐまぐまぐまぐまぐまぐまぐまぐまぐまぐまぐまぐまぐまぐまぐまぐ</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みかちゃん_o" svg:font-family="みかちゃん_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30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IKO Yusuke</meta:initial-creator>
    <meta:creation-date>2014-12-16T00:00:08.307455000</meta:creation-date>
    <dc:date>2014-12-16T00:03:59.159007000</dc:date>
    <dc:creator>AIKO Yusuke</dc:creator>
    <meta:editing-duration>PT3M50S</meta:editing-duration>
    <meta:editing-cycles>1</meta:editing-cycles>
    <meta:document-statistic meta:object-count="1"/>
    <meta:generator>LibreOffice/4.3.4.1$MacOSX_X86_64 LibreOffice_project/bc356b2f991740509f321d70e4512a6a54c5f243</meta:generator>
  </office:meta>
</office:document-meta>
</file>